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1d9c89" officeooo:paragraph-rsid="001d9c89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2pt" style:text-underline-style="none" fo:font-weight="normal" officeooo:rsid="001d9c89" officeooo:paragraph-rsid="001d9c89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eec87" officeooo:paragraph-rsid="001eec87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fb603" officeooo:paragraph-rsid="001fb60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1eec87" officeooo:paragraph-rsid="001eec8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officeooo:rsid="001d9c89" officeooo:paragraph-rsid="001d9c89" style:font-size-asian="10.5pt" style:font-weight-asian="bold" style:font-size-complex="12pt" style:font-weight-complex="bold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17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on PSP final:</text:p>
      <text:p text:style-name="P2">Encriptaciones usadas: HASH y asimetrica</text:p>
      <text:p text:style-name="P2"/>
      <text:p text:style-name="P2"/>
      <text:p text:style-name="P1"><text:span text:style-name="T3">Asimetrica</text:span><text:span text:style-name="T1">: La razon por la que la use es que se me hizo mas facil de entender que la otra,aparte de que mandarla desde el servervidor al cliente es bastante sencillo y se pueden generar varias, para poder encriptar cada funcion.</text:span></text:p>
      <text:p text:style-name="P2"/>
      <text:p text:style-name="P1"><text:span text:style-name="T3">HASH</text:span><text:span text:style-name="T1">:Aparte de la seguridad de la asimetrica decidi darle una segunda capa y use el hash que costo un poco entender como se mandaba desde el cliente al servidor, aparte de que es el estanda para datos criticos como contraseñas.</text:span></text:p>
      <text:p text:style-name="P2"/>
      <text:p text:style-name="P2"/>
      <text:p text:style-name="P2"/>
      <text:p text:style-name="P2"/>
      <text:p text:style-name="P1"><text:span text:style-name="T5">Funcion del programa</text:span><text:span text:style-name="T1">:</text:span></text:p>
      <text:p text:style-name="P2">El programa se divide en 3 clases ejectutables, un generador de iban, y 2 clases para almacenar los datos en los dats.</text:p>
      <text:p text:style-name="P2"/>
      <text:p text:style-name="P1"><text:span text:style-name="T4">Crear dats: </text:span><text:span text:style-name="T1">Crea los dats de datos por defecto con dos usuarios:</text:span></text:p>
      <text:p text:style-name="P2">Admin con contraseño root y mario con contraseña monedas.</text:p>
      <text:p text:style-name="P1"><text:span text:style-name="T4">Server:</text:span><text:span text:style-name="T1">Esta divido en 2 partes: Hilo y server:</text:span></text:p>
      <text:p text:style-name="P1"><text:span text:style-name="T2"><text:tab/></text:span><text:span text:style-name="T4">Hilo:</text:span><text:span text:style-name="T1"> Donde se crean instancias para atender a los usuario.Aca estan todas y cada de las <text:tab/>funciones del programa. </text:span></text:p>
      <text:p text:style-name="P1"><text:span text:style-name="T2"><text:tab/></text:span><text:span text:style-name="T4">Server:</text:span><text:span text:style-name="T1"> Nucleo del servidor donde se cargan los datos de los dats en listas para su uso <text:tab/>durante la ejecucion.</text:span></text:p>
      <text:p text:style-name="P2"/>
      <text:p text:style-name="P1"><text:span text:style-name="T4">Cliente:</text:span><text:span text:style-name="T1">Se conecta al servidor, recibe instrucciones de lo que tiene que hacer y manda datos encriptados y cifrados</text:span></text:p>
      <text:p text:style-name="P2"/>
      <text:p text:style-name="P6"/>
      <text:p text:style-name="P5">Manual de uso:</text:p>
      <text:p text:style-name="P5">Servidor</text:p>
      <text:p text:style-name="P3">Se inicia y carga todos los datos guardos en los ficheros .dats para su uso durante le programa</text:p>
      <text:p text:style-name="P5"/>
      <text:p text:style-name="P5">Cliente</text:p>
      <text:p text:style-name="P4">Se conecta al servidor una vez iniciado y luego permite iniciar sesion o crear usuario + cuenta en caso de no tener. Ta<text:span text:style-name="T6">m</text:span>bien recibe opciones de que se puede hacer desde el servidor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0:45:18.662000000</meta:creation-date>
    <dc:date>2022-12-19T21:22:48.606000000</dc:date>
    <meta:editing-duration>PT16M21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7" meta:word-count="256" meta:character-count="1471" meta:non-whitespace-character-count="1227"/>
  </office:meta>
</office:document-meta>
</file>